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65.94pt"/>
    </style:style>
    <style:style style:name="co8" style:family="table-column">
      <style:table-column-properties fo:break-before="auto" style:column-width="159.76pt"/>
    </style:style>
    <style:style style:name="co9" style:family="table-column">
      <style:table-column-properties fo:break-before="auto" style:column-width="147.4pt"/>
    </style:style>
    <style:style style:name="ro1" style:family="table-row">
      <style:table-row-properties style:row-height="28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ffff" fo:border-left="0.74pt solid #ffffff" fo:border-right="none" fo:border-top="0.74pt solid #ffffff"/>
    </style:style>
    <style:style style:name="ce2" style:family="table-cell" style:parent-style-name="Default">
      <style:table-cell-properties fo:background-color="#808080" style:text-align-source="fix" style:repeat-content="false" fo:border="1.25pt solid #000000" style:shadow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cc" fo:border-left="0.74pt solid #000000" fo:border-right="1.25pt solid #000000" fo:border-top="0.74pt solid #000000"/>
    </style:style>
    <style:style style:name="ce4" style:family="table-cell" style:parent-style-name="Default">
      <style:table-cell-properties fo:border-bottom="none" fo:background-color="#cccccc" fo:border-left="0.74pt solid #000000" fo:border-right="1.25pt solid #000000" fo:border-top="none"/>
    </style:style>
    <style:style style:name="ce5" style:family="table-cell" style:parent-style-name="Default">
      <style:table-cell-properties fo:border-bottom="0.74pt solid #000000" fo:background-color="#cccccc" fo:border-left="0.74pt solid #000000" fo:border-right="1.25pt solid #000000" fo:border-top="none"/>
    </style:style>
    <style:style style:name="ce6" style:family="table-cell" style:parent-style-name="Default">
      <style:table-cell-properties fo:border="0.74pt solid #ffffff"/>
    </style:style>
    <style:style style:name="ce7" style:family="table-cell" style:parent-style-name="Default">
      <style:table-cell-properties style:text-align-source="fix" style:repeat-content="false" fo:border="0.74pt solid #ffffff"/>
      <style:paragraph-properties fo:text-align="center" fo:margin-left="0pt"/>
    </style:style>
    <style:style style:name="ce8" style:family="table-cell" style:parent-style-name="Default">
      <style:table-cell-properties fo:border-bottom="none" fo:background-color="#cccccc" fo:border-left="1.25pt solid #000000" fo:border-right="1.25pt solid #000000" fo:border-top="0.74pt solid #000000"/>
    </style:style>
    <style:style style:name="ce9" style:family="table-cell" style:parent-style-name="Default">
      <style:table-cell-properties fo:border-bottom="none" fo:background-color="#cccccc" fo:border-left="1.25pt solid #000000" fo:border-right="1.25pt solid #000000" fo:border-top="none"/>
    </style:style>
    <style:style style:name="ce10" style:family="table-cell" style:parent-style-name="Default">
      <style:table-cell-properties fo:border-bottom="0.74pt solid #000000" fo:background-color="#cccccc" fo:border-left="1.25pt solid #000000" fo:border-right="1.25pt solid #000000" fo:border-top="none"/>
    </style:style>
    <style:style style:name="ce11" style:family="table-cell" style:parent-style-name="Default">
      <style:table-cell-properties fo:border-bottom="none" fo:background-color="#cccccc" fo:border-left="1.25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cccccc" fo:border-left="1.25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cccccc" fo:border-left="1.25pt solid #000000" fo:border-right="0.74pt solid #000000" fo:border-top="none"/>
    </style:style>
    <style:style style:name="ce14" style:family="table-cell" style:parent-style-name="Default">
      <style:table-cell-properties style:text-align-source="fix" style:repeat-content="false" fo:border="0.74pt solid #ffffff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74pt solid #ffffff" fo:border-left="none" fo:border-right="none" fo:border-top="0.74pt solid #ffffff"/>
    </style:style>
    <style:style style:name="ce16" style:family="table-cell" style:parent-style-name="Default">
      <style:table-cell-properties fo:background-color="#808080" style:text-align-source="fix" style:repeat-content="false" fo:border="1.25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cccc" fo:border-left="1.25pt solid #000000" fo:border-right="1.25pt solid #000000" fo:border-top="1.25pt solid #000000"/>
    </style:style>
    <style:style style:name="ce18" style:family="table-cell" style:parent-style-name="Default">
      <style:table-cell-properties fo:border-bottom="1.25pt solid #000000" fo:background-color="#cccccc" fo:border-left="1.25pt solid #000000" fo:border-right="1.25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OJETO" table:style-name="ta1">
        <table:shapes>
          <draw:frame draw:z-index="0" draw:style-name="gr1" draw:text-style-name="P1" svg:width="205.68pt" svg:height="117.67pt" svg:x="562.51pt" svg:y="70.89pt">
            <loext:p draw:notify-on-update-of-ranges="PROJETO.B12:PROJETO.B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01pt" svg:height="115.4pt" svg:x="774.4pt" svg:y="72.4pt">
            <loext:p draw:notify-on-update-of-ranges="PROJETO.C12:PROJETO.C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231.39pt" svg:height="107.86pt" svg:x="659.88pt" svg:y="226.26pt">
            <loext:p draw:notify-on-update-of-ranges="PROJETO.D12:PROJETO.D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8" table:default-cell-style-name="ce6"/>
        <table:table-row table:style-name="ro1">
          <table:table-cell/>
          <table:table-cell table:style-name="ce2" office:value-type="string" calcext:value-type="string">
            <text:p>PENDENTES</text:p>
          </table:table-cell>
          <table:table-cell table:style-name="ce2" office:value-type="string" calcext:value-type="string">
            <text:p>EM EXECUÇÃO</text:p>
          </table:table-cell>
          <table:table-cell table:style-name="ce2" office:value-type="string" calcext:value-type="string">
            <text:p>PRONTOS</text:p>
          </table:table-cell>
          <table:table-cell table:style-name="ce14" office:value-type="string" calcext:value-type="string" table:number-columns-spanned="8" table:number-rows-spanned="2">
            <text:p>BURN DOWN CHARTS</text:p>
          </table:table-cell>
          <table:covered-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UC1.1 Cadastrar Usuários</text:p>
          </table:table-cell>
          <table:table-cell table:style-name="ce8" office:value-type="string" calcext:value-type="string">
            <text:p>UC2.1 Cadastrar Salas</text:p>
          </table:table-cell>
          <table:table-cell table:style-name="ce11"/>
          <table:covered-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1.2 Buscar Usuários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1.2 Login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/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2.2 Buscar Salas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3.1 Cadastrar Reservas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UC3.2 Buscar Reservas</text:p>
          </table:table-cell>
          <table:table-cell table:style-name="ce9"/>
          <table:table-cell table:style-name="ce1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UC3.3 Cancelar Reservas</text:p>
          </table:table-cell>
          <table:table-cell table:style-name="ce10"/>
          <table:table-cell table:style-name="ce13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Ciclo 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clo 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iclo 1" table:style-name="ta1">
        <table:shapes>
          <draw:frame draw:z-index="0" draw:style-name="gr1" draw:text-style-name="P1" svg:width="192.44pt" svg:height="122.26pt" svg:x="545.13pt" svg:y="87.76pt">
            <loext:p draw:notify-on-update-of-ranges="'Ciclo 1'.B11:'Ciclo 1'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2.44pt" svg:height="117.72pt" svg:x="745.37pt" svg:y="91.53pt">
            <loext:p draw:notify-on-update-of-ranges="'Ciclo 1'.C11:'Ciclo 1'.C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7pt" svg:height="118.46pt" svg:x="647.21pt" svg:y="234.14pt">
            <loext:p draw:notify-on-update-of-ranges="'Ciclo 1'.D11:'Ciclo 1'.D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ce15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8" table:default-cell-style-name="ce6"/>
        <table:table-row table:style-name="ro3">
          <table:table-cell table:style-name="Default"/>
          <table:table-cell table:style-name="ce16" office:value-type="string" calcext:value-type="string">
            <text:p>PENDENTES</text:p>
          </table:table-cell>
          <table:table-cell table:style-name="ce16" office:value-type="string" calcext:value-type="string">
            <text:p>EM EXECUÇÃO</text:p>
          </table:table-cell>
          <table:table-cell table:style-name="ce16" office:value-type="string" calcext:value-type="string">
            <text:p>PRONTOS</text:p>
          </table:table-cell>
          <table:table-cell table:number-columns-repeated="8"/>
        </table:table-row>
        <table:table-row table:style-name="ro2">
          <table:table-cell/>
          <table:table-cell table:style-name="ce17"/>
          <table:table-cell table:style-name="ce9" office:value-type="string" calcext:value-type="string">
            <text:p>UC2.1: Formulário</text:p>
          </table:table-cell>
          <table:table-cell table:style-name="ce17" office:value-type="string" calcext:value-type="string">
            <text:p>UC2.1 Detalhar Caso de Uso</text:p>
          </table:table-cell>
          <table:table-cell table:number-columns-repeated="8"/>
        </table:table-row>
        <table:table-row table:style-name="ro2">
          <table:table-cell/>
          <table:table-cell table:style-name="ce9" table:number-columns-repeated="2"/>
          <table:table-cell table:style-name="ce9" office:value-type="string" calcext:value-type="string">
            <text:p>UC2.1 Criar Issues</text:p>
          </table:table-cell>
          <table:table-cell table:style-name="ce14" office:value-type="string" calcext:value-type="string" table:number-columns-spanned="7" table:number-rows-spanned="2">
            <text:p>BURN DOWN CHARTS</text:p>
          </table:table-cell>
          <table:covered-table-cell table:number-columns-repeated="6"/>
          <table:table-cell/>
        </table:table-row>
        <table:table-row table:style-name="ro2">
          <table:table-cell/>
          <table:table-cell table:style-name="ce9" table:number-columns-repeated="2"/>
          <table:table-cell table:style-name="ce9" office:value-type="string" calcext:value-type="string">
            <text:p>UC2.1: Entidades</text:p>
          </table:table-cell>
          <table:covered-table-cell table:number-columns-repeated="7"/>
          <table:table-cell/>
        </table:table-row>
        <table:table-row table:style-name="ro2">
          <table:table-cell/>
          <table:table-cell table:style-name="ce9" table:number-columns-repeated="2"/>
          <table:table-cell table:style-name="ce9" office:value-type="string" calcext:value-type="string">
            <text:p>UC2.1: Regras de Negócio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style-name="ce9"/>
          <table:table-cell table:style-name="ce9" office:value-type="string" calcext:value-type="string">
            <text:p>UC2.1: Repositório</text:p>
          </table:table-cell>
          <table:table-cell table:number-columns-repeated="8"/>
        </table:table-row>
        <table:table-row table:style-name="ro2">
          <table:table-cell/>
          <table:table-cell table:style-name="ce9" table:number-columns-repeated="2"/>
          <table:table-cell table:style-name="ce17" office:value-type="string" calcext:value-type="string">
            <text:p>UC2.1: DAO</text:p>
          </table:table-cell>
          <table:table-cell table:number-columns-repeated="8"/>
        </table:table-row>
        <table:table-row table:style-name="ro2">
          <table:table-cell/>
          <table:table-cell table:style-name="ce18" table:number-columns-repeated="3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Dia 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 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 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 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a 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8"/>
        </table:table-row>
        <table:table-row table:style-name="ro2" table:number-rows-repeated="1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5:43:26.330302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4:51:29.142056079</meta:creation-date>
    <dc:date>2017-06-08T15:44:55.705798017</dc:date>
    <meta:editing-duration>PT23M24S</meta:editing-duration>
    <meta:editing-cycles>7</meta:editing-cycles>
    <meta:generator>LibreOffice/5.1.6.2$Linux_x86 LibreOffice_project/10m0$Build-2</meta:generator>
    <meta:document-statistic meta:table-count="2" meta:cell-count="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79cm" svg:height="4.314cm" xlink:href=".." xlink:type="simple" chart:class="chart:line" chart:style-name="ch1">
        <chart:title svg:x="2.267cm" svg:y="0.222cm" chart:style-name="ch2">
          <text:p>Pendentes</text:p>
        </chart:title>
        <chart:plot-area chart:style-name="ch3" table:cell-range-address="'Ciclo 1'.B11:'Ciclo 1'.B15" chart:data-source-has-labels="row" svg:x="0.135cm" svg:y="1.087cm" svg:width="6.52cm" svg:height="3.141cm">
          <chartooo:coordinate-region svg:x="0.571cm" svg:y="1.286cm" svg:width="5.99cm" svg:height="2.2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iclo 1'.B11:'Ciclo 1'.B15" loext:label-string="pendências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ênci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iclo 1'.B11:'Ciclo 1'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79cm" svg:height="4.154cm" xlink:href=".." xlink:type="simple" chart:class="chart:line" chart:style-name="ch1">
        <chart:title svg:x="1.936cm" svg:y="0.219cm" chart:style-name="ch2">
          <text:p>Em Execução</text:p>
        </chart:title>
        <chart:plot-area chart:style-name="ch3" table:cell-range-address="'Ciclo 1'.C11:'Ciclo 1'.C15" svg:x="0.135cm" svg:y="1.081cm" svg:width="6.52cm" svg:height="2.99cm">
          <chartooo:coordinate-region svg:x="0.862cm" svg:y="1.28cm" svg:width="5.699cm" svg:height="2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iclo 1'.C11:'Ciclo 1'.C1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iclo 1'.C11:'Ciclo 1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598cm" svg:height="4.18cm" xlink:href=".." xlink:type="simple" chart:class="chart:line" chart:style-name="ch1">
        <chart:title svg:x="2.448cm" svg:y="0.219cm" chart:style-name="ch2">
          <text:p>Prontos</text:p>
        </chart:title>
        <chart:plot-area chart:style-name="ch3" table:cell-range-address="'Ciclo 1'.D11:'Ciclo 1'.D15" svg:x="0.131cm" svg:y="1.081cm" svg:width="6.336cm" svg:height="3.016cm">
          <chartooo:coordinate-region svg:x="0.567cm" svg:y="1.28cm" svg:width="5.806cm" svg:height="2.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iclo 1'.D11:'Ciclo 1'.D1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Ciclo 1'.D11:'Ciclo 1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257cm" svg:height="4.152cm" xlink:href=".." xlink:type="simple" chart:class="chart:line" chart:style-name="ch1">
        <chart:title svg:x="2.5cm" svg:y="0.219cm" chart:style-name="ch2">
          <text:p>Pendentes</text:p>
        </chart:title>
        <chart:plot-area chart:style-name="ch3" table:cell-range-address="PROJETO.B12:PROJETO.B19" svg:x="0.145cm" svg:y="1.081cm" svg:width="6.967cm" svg:height="2.988cm">
          <chartooo:coordinate-region svg:x="0.581cm" svg:y="1.28cm" svg:width="6.437cm" svg:height="2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JETO.B12:PROJETO.B1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PROJETO.B12:PROJETO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92cm" svg:height="4.072cm" xlink:href=".." xlink:type="simple" chart:class="chart:line" chart:style-name="ch1">
        <chart:title svg:x="2.087cm" svg:y="0.217cm" chart:style-name="ch2">
          <text:p>Em Execução</text:p>
        </chart:title>
        <chart:plot-area chart:style-name="ch3" table:cell-range-address="PROJETO.C12:PROJETO.C19" svg:x="0.141cm" svg:y="1.077cm" svg:width="6.81cm" svg:height="2.914cm">
          <chartooo:coordinate-region svg:x="0.868cm" svg:y="1.277cm" svg:width="5.989cm" svg:height="2.0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JETO.C12:PROJETO.C1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JETO.C12:PROJETO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4cm" svg:height="3.806cm" xlink:href=".." xlink:type="simple" chart:class="chart:line" chart:style-name="ch1">
        <chart:title svg:x="3.231cm" svg:y="0.212cm" chart:style-name="ch2">
          <text:p>Prontos</text:p>
        </chart:title>
        <chart:plot-area chart:style-name="ch3" table:cell-range-address="PROJETO.D12:PROJETO.D19" svg:x="0.163cm" svg:y="1.067cm" svg:width="7.838cm" svg:height="2.663cm">
          <chartooo:coordinate-region svg:x="0.89cm" svg:y="1.266cm" svg:width="7.017cm" svg:height="1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JETO.D12:PROJETO.D1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JETO.D12:PROJETO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